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f24" svg:font-family="f24,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officeooo:paragraph-rsid="0003d04c"/>
    </style:style>
    <style:style style:name="P2" style:family="paragraph" style:parent-style-name="Standard">
      <style:paragraph-properties fo:line-height="200%"/>
      <style:text-properties officeooo:paragraph-rsid="00043ba0"/>
    </style:style>
    <style:style style:name="P3" style:family="paragraph" style:parent-style-name="Standard">
      <style:paragraph-properties fo:line-height="200%"/>
      <style:text-properties style:font-name="Times New Roman" fo:font-size="12pt" officeooo:paragraph-rsid="0003d04c" style:font-size-asian="12pt" style:font-size-complex="12pt"/>
    </style:style>
    <style:style style:name="T1" style:family="text">
      <style:text-properties officeooo:rsid="0003d04c"/>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043ba0"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officeooo:rsid="00043b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01 </text:span>Abstract </text:p>
      <text:p text:style-name="P1"/>
      <text:p text:style-name="P2">The project will take a spatial analysis approach to review the location of <text:span text:style-name="T1">coffeeshops </text:span>in <text:span text:style-name="T1">the Dublin region. </text:span><text:span text:style-name="T2">To provide a responsive website which users can use on their desktops and mobile devices to enable them find speciality coffee shops in Dublin. Shop details are stored in a postgres database, allowing users to filter specific requirements via the </text:span><text:span text:style-name="T3">menu system</text:span><text:span text:style-name="T2">. The </text:span><text:span text:style-name="T3">server</text:span><text:span text:style-name="T2"> will then return location data and display on a map the nearest coffee shop based on the </text:span><text:span text:style-name="T3">users s</text:span><text:span text:style-name="T2">earch criteria.</text:span></text:p>
      <text:p text:style-name="P2"><text:span text:style-name="T3"/></text:p>
      <text:p text:style-name="P2"><text:span text:style-name="T3">The implementation is a full stack development from building out a debian virtualmachine on an ISP to building and configuring the servers needed to serve the individual elements required. Developing and configuring the database back end and designing and building the responsive front end. All apects of the project are opensource in nature and rely on opensource software and tools to bring the project to fruition.</text:span></text:p>
      <text:p text:style-name="P2"><text:span text:style-name="T3"/></text:p>
      <text:p text:style-name="P2"><text:span text:style-name="T3">I have also designed as a commercial product, adding a facebook page, twitter profile and content management backend system. <text:s/></text:span><text:span text:style-name="T4"><text:s/></text:span></text:p>
      <text:p text:style-name="P2"><text:span text:style-name="T4"/></text:p>
      <text:p text:style-name="P3">Keywords: <text:span text:style-name="T5">OpenSource, </text:span>GIS, Spatial Database, GeoCoding, <text:span text:style-name="T1">Leaflet, Node.js,</text:span> OpenLayers, <text:span text:style-name="T1">Responsive, full stack, Postg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Tahoma1" svg:font-family="Tahoma"/>
    <style:font-face style:name="f24" svg:font-family="f24,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7S</meta:editing-duration>
    <meta:editing-cycles>3</meta:editing-cycles>
    <meta:generator>LibreOffice/4.4.6.3$Windows_x86 LibreOffice_project/e8938fd3328e95dcf59dd64e7facd2c7d67c704d</meta:generator>
    <dc:date>2015-12-31T19:49:48.194000000</dc:date>
    <meta:document-statistic meta:table-count="0" meta:image-count="0" meta:object-count="0" meta:page-count="1" meta:paragraph-count="5" meta:word-count="182" meta:character-count="1167" meta:non-whitespace-character-count="986"/>
    <meta:user-defined meta:name="Info 1"/>
    <meta:user-defined meta:name="Info 2"/>
    <meta:user-defined meta:name="Info 3"/>
    <meta:user-defined meta:name="Info 4"/>
  </office:meta>
</office:document-meta>
</file>